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E0000024F3E612478B60B15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04cm" svg:x="1.188cm" svg:y="6.668cm">
          <draw:image xlink:href="Pictures/100002010000030E0000024F3E612478B60B155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1T15:53:09.456523914</meta:creation-date>
    <dc:date>2021-08-11T15:53:35.714569127</dc:date>
    <meta:editing-duration>PT26S</meta:editing-duration>
    <meta:editing-cycles>1</meta:editing-cycles>
    <meta:document-statistic meta:object-count="1"/>
    <meta:generator>LibreOffice/6.1.5.2$Linux_X86_64 LibreOffice_project/10$Build-2</meta:generator>
  </office:meta>
</office:document-meta>
</file>